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955" officeooo:paragraph-rsid="00168955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89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9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a5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e8b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15d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d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text-properties officeooo:rsid="0019a5d5" officeooo:paragraph-rsid="0019a5d5"/>
    </style:style>
    <style:style style:name="P9" style:family="paragraph" style:parent-style-name="Standard">
      <style:text-properties officeooo:rsid="0019a5d5" officeooo:paragraph-rsid="001b9d49"/>
    </style:style>
    <style:style style:name="P10" style:family="paragraph" style:parent-style-name="Standard">
      <style:paragraph-properties fo:text-align="center" style:justify-single-word="false"/>
      <style:text-properties officeooo:rsid="0019a5d5" officeooo:paragraph-rsid="0019a5d5"/>
    </style:style>
    <style:style style:name="P11" style:family="paragraph" style:parent-style-name="Standard">
      <style:paragraph-properties fo:text-align="center" style:justify-single-word="false" style:text-autospace="none"/>
      <style:text-properties officeooo:rsid="005a182b" officeooo:paragraph-rsid="0019a5d5"/>
    </style:style>
    <style:style style:name="P12" style:family="paragraph" style:parent-style-name="Standard">
      <style:paragraph-properties fo:text-align="center" style:justify-single-word="false" style:text-autospace="none"/>
      <style:text-properties officeooo:rsid="005a182b" officeooo:paragraph-rsid="001b9d49"/>
    </style:style>
    <style:style style:name="P13" style:family="paragraph" style:parent-style-name="Standard">
      <style:paragraph-properties fo:text-align="center" style:justify-single-word="false" style:text-autospace="none"/>
      <style:text-properties officeooo:rsid="005a182b" officeooo:paragraph-rsid="0017b906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e8b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7d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dner's constant is the value of n such that</text:p>
      <text:p text:style-name="P1"/>
      <text:p text:style-name="P2"><text:span text:style-name="MathematicaFormatStandardForm"><text:span text:style-name="T1"><draw:frame draw:style-name="fr1" draw:name="Object95" text:anchor-type="as-char" svg:y="-0.3382in" svg:width="1.6035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/>
      <text:p text:style-name="P1">which is also</text:p>
      <text:p text:style-name="P1"/>
      <text:p text:style-name="P2"><text:span text:style-name="MathematicaFormatStandardForm"><text:span text:style-name="T1"><draw:frame draw:style-name="fr1" draw:name="Object1" text:anchor-type="as-char" svg:y="-0.3382in" svg:width="1.9689in" svg:height="0.4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/>
      <text:p text:style-name="P1">which is also</text:p>
      <text:p text:style-name="P1"/>
      <text:p text:style-name="P2"><text:span text:style-name="MathematicaFormatStandardForm"><text:span text:style-name="T1"><draw:frame draw:style-name="fr1" draw:name="Object2" text:anchor-type="as-char" svg:y="-0.2043in" svg:width="2.7209in" svg:height="0.3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/>
      <text:p text:style-name="P1">where the phi is the lerch transcendent</text:p>
      <text:p text:style-name="P1"/>
      <text:p text:style-name="P8">AND, to be a bit simpler, if n is the log of the soldner constant,</text:p>
      <text:p text:style-name="P8"/>
      <text:p text:style-name="P4"><text:span text:style-name="MathematicaFormatStandardForm"><text:span text:style-name="T1"><draw:frame draw:style-name="fr1" draw:name="Object6" text:anchor-type="as-char" svg:y="-0.3382in" svg:width="1.4811in" svg:height="0.47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8"/>
      <text:p text:style-name="P8">r</text:p>
      <text:p text:style-name="P11"><text:span text:style-name="MathematicaFormatStandardForm"><text:span text:style-name="T2"><draw:frame draw:style-name="fr1" draw:name="Object7" text:anchor-type="as-char" svg:y="-0.3382in" svg:width="1.8465in" svg:height="0.4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8">r</text:p>
      <text:p text:style-name="P12"><text:span text:style-name="MathematicaFormatStandardForm"><text:span text:style-name="T2"><draw:frame draw:style-name="fr1" draw:name="Object9" text:anchor-type="as-char" svg:y="-0.3382in" svg:width="1.6571in" svg:height="0.4783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9">r</text:p>
      <text:p text:style-name="P4"><text:span text:style-name="MathematicaFormatStandardForm"><text:span text:style-name="T1"><draw:frame draw:style-name="fr1" draw:name="Object8" text:anchor-type="as-char" svg:y="-0.2374in" svg:width="2.3362in" svg:height="0.3717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8">r</text:p>
      <text:p text:style-name="P8"/>
      <text:p text:style-name="P7"><text:span text:style-name="MathematicaFormatStandardForm"><text:span text:style-name="T1"><draw:frame draw:style-name="fr1" draw:name="Object10" text:anchor-type="as-char" svg:y="-0.2366in" svg:width="1.6492in" svg:height="0.37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10">…</text:p>
      <text:p text:style-name="P10"/>
      <text:p text:style-name="P13"><text:span text:style-name="MathematicaFormatStandardForm"><text:span text:style-name="T2"><draw:frame draw:style-name="fr1" draw:name="Object3" text:anchor-type="as-char" svg:y="-0.3382in" svg:width="1.6035in" svg:height="0.4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4" text:anchor-type="as-char" svg:y="-0.3382in" svg:width="1.5362in" svg:height="0.47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2339in" svg:width="1.4138in" svg:height="0.37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oft-page-break/><text:span text:style-name="MathematicaFormatStandardForm"><text:span text:style-name="T1"/></text:span></text:p>
      <text:p text:style-name="P3"><text:span text:style-name="MathematicaFormatStandardForm"><text:span text:style-name="T1"/></text:span></text:p>
      <text:p text:style-name="P6"><text:span text:style-name="MathematicaFormatStandardForm"><text:span text:style-name="T1">…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2" text:anchor-type="as-char" svg:y="-0.3382in" svg:width="2.1484in" svg:height="0.4783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3" text:anchor-type="as-char" svg:y="-0.3382in" svg:width="1.6602in" svg:height="0.5854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5" text:anchor-type="as-char" svg:y="-0.3382in" svg:width="2.0543in" svg:height="0.4783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4" text:anchor-type="as-char" svg:y="-0.2465in" svg:width="1.3563in" svg:height="0.3992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…</text:span></text:span></text:p>
      <text:p text:style-name="P5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2366in" svg:width="1.6492in" svg:height="0.37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9:44:08.558000000</meta:creation-date>
    <dc:date>2016-10-11T08:55:31.985000000</dc:date>
    <meta:editing-duration>PT2H57M2S</meta:editing-duration>
    <meta:editing-cycles>10</meta:editing-cycles>
    <meta:generator>LibreOffice/5.0.0.5$Windows_x86 LibreOffice_project/1b1a90865e348b492231e1c451437d7a15bb262b</meta:generator>
    <meta:document-statistic meta:table-count="0" meta:image-count="0" meta:object-count="16" meta:page-count="2" meta:paragraph-count="28" meta:word-count="44" meta:character-count="184" meta:non-whitespace-character-count="152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{log n} over {log {1+a}}} {( 1+a )^k over k} + log a = 0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n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n>1</mn>
                    <mo stretchy="false">−</mo>
                    <mi>a</mi>
                  </mrow>
                </mrow>
                <mo fence="true" stretchy="false">)</mo>
              </mrow>
              <mi>k</mi>
            </msup>
            <mi>k</mi>
          </mfrac>
        </mrow>
      </mrow>
    </mrow>
    <annotation encoding="StarMath 5.0">lim from {a rightarrow 0^"+" }{ } sum from k = 1 to {n over a} {( 1+a )^k over k} = sum from k = 1 to infinity {{(1-a)^k} over k}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 mathvariant="normal">μ</mi>
                <mo stretchy="false">⋅</mo>
                <mi>x</mi>
              </mrow>
            </munderover>
            <mfrac>
              <mn>1</mn>
              <mi>k</mi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n>1</mn>
                    <mi>x</mi>
                  </mfrac>
                </mrow>
              </mrow>
              <mo fence="true" stretchy="false">)</mo>
            </mrow>
            <mi>k</mi>
          </msup>
        </mrow>
        <mo stretchy="false">−</mo>
        <mi>log</mi>
      </mrow>
      <mrow>
        <mi>x</mi>
        <mo stretchy="false">=</mo>
        <mn>0</mn>
      </mrow>
    </mrow>
    <annotation encoding="StarMath 5.0">lim from {x rightarrow infinity }{ } sum from k = 1 to {%mu cdot x} {1 over k} cdot {( 1+1 over x )^k } - log x = 0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i mathvariant="normal">μ</mi>
                <mo stretchy="false">⋅</mo>
                <mi>x</mi>
              </mrow>
            </munderover>
            <mfrac>
              <mn>1</mn>
              <mi>k</mi>
            </mfrac>
          </mrow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n>1</mn>
                    <mi>x</mi>
                  </mfrac>
                </mrow>
              </mrow>
              <mo fence="true" stretchy="false">)</mo>
            </mrow>
            <mi>k</mi>
          </msup>
        </mrow>
        <mo stretchy="false">−</mo>
        <mi>log</mi>
      </mrow>
      <mrow>
        <mi>x</mi>
        <mo stretchy="false">=</mo>
        <mn>0</mn>
      </mrow>
    </mrow>
    <annotation encoding="StarMath 5.0">lim from {x rightarrow infinity }{ } sum from k = 1 to {%mu cdot x} {1 over k} cdot {( 1+1 over x )^k } - log x = 0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x</mi>
              <mi>a</mi>
            </mfrac>
          </munderover>
          <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o stretchy="false">−</mo>
              <mn>1</mn>
            </mrow>
            <mi>k</mi>
          </mfrac>
        </mrow>
        <mo stretchy="false">=</mo>
        <mi mathvariant="italic">Ei</mi>
      </mrow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row>
        <mi>x</mi>
        <mo stretchy="false">−</mo>
        <mi mathvariant="normal">γ</mi>
      </mrow>
    </mrow>
    <annotation encoding="StarMath 5.0">lim from {a rightarrow 0^"+" }{ } sum from k = 1 to {x over a} {{( 1+a )^k-1} over k}= Ei( x )-log x - %gamma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row>
                <mn>1</mn>
                <mo stretchy="false">+</mo>
                <mrow>
                  <mo fence="true" stretchy="false">⌊</mo>
                  <mrow>
                    <mfrac>
                      <mrow>
                        <mi>log</mi>
                        <mi mathvariant="normal">μ</mi>
                      </mrow>
                      <mi>a</mi>
                    </mfrac>
                  </mrow>
                  <mo fence="true" stretchy="false">⌋</mo>
                </mrow>
              </mrow>
            </mrow>
            <mfrac>
              <mi>x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i mathvariant="italic">Ei</mi>
      </mrow>
      <mrow>
        <mo fence="true" stretchy="false">(</mo>
        <mrow>
          <mi>x</mi>
        </mrow>
        <mo fence="true" stretchy="false">)</mo>
      </mrow>
    </mrow>
    <annotation encoding="StarMath 5.0">lim from {a rightarrow 0^"+" }{ } sum from k = 1+{lfloor {log %mu} over a rfloor} to {x over a} {{( 1+a )^k} over k}

=

 Ei( x )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row>
                <mn>1</mn>
                <mo stretchy="false">+</mo>
                <mrow>
                  <mo fence="true" stretchy="false">⌊</mo>
                  <mrow>
                    <mrow>
                      <msub>
                        <mi>log</mi>
                        <mi>a</mi>
                      </msub>
                      <mi mathvariant="normal">μ</mi>
                    </mrow>
                  </mrow>
                  <mo fence="true" stretchy="false">⌋</mo>
                </mrow>
              </mrow>
            </mrow>
            <mrow>
              <msub>
                <mi>log</mi>
                <mi>a</mi>
              </msub>
              <mi>x</mi>
            </mrow>
          </munderover>
          <mfrac>
            <msup>
              <mi>a</mi>
              <mi>k</mi>
            </msup>
            <mi>k</mi>
          </mfrac>
        </mrow>
        <mo stretchy="false">=</mo>
        <mi mathvariant="italic">li</mi>
      </mrow>
      <mrow>
        <mo fence="true" stretchy="false">(</mo>
        <mrow>
          <mi>x</mi>
        </mrow>
        <mo fence="true" stretchy="false">)</mo>
      </mrow>
    </mrow>
    <annotation encoding="StarMath 5.0">lim from {a rightarrow 1^"+" }{ } sum from k = 1+ lfloor log_a %mu rfloor to {log_a x} {{a^k} over k}
=

 li( x )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1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x</mi>
              </mrow>
              <mrow>
                <mi>log</mi>
                <mi>a</mi>
              </mrow>
            </mfrac>
          </munderover>
          <mfrac>
            <mrow>
              <msup>
                <mi>a</mi>
                <mi>k</mi>
              </msup>
              <mo stretchy="false">−</mo>
              <mn>1</mn>
            </mrow>
            <mi>k</mi>
          </mfrac>
        </mrow>
        <mo stretchy="false">=</mo>
        <mi mathvariant="italic">li</mi>
      </mrow>
      <mrow>
        <mrow>
          <mo fence="true" stretchy="false">(</mo>
          <mrow>
            <mi>x</mi>
          </mrow>
          <mo fence="true" stretchy="false">)</mo>
        </mrow>
        <mo stretchy="false">−</mo>
        <mi>log</mi>
      </mrow>
      <mi>log</mi>
      <mrow>
        <mi>x</mi>
        <mo stretchy="false">−</mo>
        <mi mathvariant="normal">γ</mi>
      </mrow>
    </mrow>
    <annotation encoding="StarMath 5.0">lim from {a rightarrow 1^"+" }{ } sum from k = 1 to {{log x} over {log a}} {{a^k-1} over k}= li( x )-log log x - %gamma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frac>
                <mrow>
                  <mi>log</mi>
                  <mi>n</mi>
                </mrow>
                <mrow>
                  <mi>log</mi>
                  <mrow>
                    <mn>1</mn>
                    <mo stretchy="false">+</mo>
                    <mi>a</mi>
                  </mrow>
                </mrow>
              </mfrac>
            </munderover>
            <mfrac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</mrow>
        <mo stretchy="false">=</mo>
        <mn>0</mn>
      </mrow>
    </mrow>
    <annotation encoding="StarMath 5.0">lim from {a rightarrow 0^"+" }{ } sum from k = 1 to {{log n} over {log {1+a}}} {( 1+a )^k over k} - sum from k = 1 to infinity {{(1-a)^k} over k} = 0</annotation>
  </semantics>
</math>
</file>

<file path=Object 3/content.xml><?xml version="1.0" encoding="utf-8"?>
<math xmlns="http://www.w3.org/1998/Math/MathML" display="block">
  <semantics>
    <mrow>
      <mrow>
        <mrow>
          <munder>
            <mi>lim</mi>
            <mrow>
              <mi>a</mi>
              <mo stretchy="false">→</mo>
              <msup>
                <mn>0</mn>
                <mtext>+</mtext>
              </msup>
            </mrow>
          </munder>
          <mrow/>
        </mrow>
        <mo stretchy="false">−</mo>
        <mi>i</mi>
      </mrow>
      <mrow>
        <mi mathvariant="normal">π</mi>
        <mo stretchy="false">−</mo>
        <mrow>
          <mo fence="true" stretchy="false">(</mo>
          <mrow>
            <mrow>
              <mn>1</mn>
              <mo stretchy="false">+</mo>
              <mi>a</mi>
            </mrow>
          </mrow>
          <mo fence="true" stretchy="false">)</mo>
        </mrow>
      </mrow>
      <mrow>
        <mi>n</mi>
        <mo stretchy="false">⋅</mo>
        <mi mathvariant="normal">Φ</mi>
      </mrow>
      <mrow>
        <mrow>
          <mo fence="true" stretchy="false">(</mo>
          <mrow>
            <mrow>
              <mrow>
                <mn>1</mn>
                <mo stretchy="false">+</mo>
                <mi>a</mi>
              </mrow>
              <mi>,</mi>
              <mn>1,</mn>
              <mrow>
                <mn>1</mn>
                <mo stretchy="false">+</mo>
                <mfrac>
                  <mrow>
                    <mi>log</mi>
                    <mi>n</mi>
                  </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=</mo>
        <mn>0</mn>
      </mrow>
    </mrow>
    <annotation encoding="StarMath 5.0">lim from {a rightarrow 0^"+" }{ } -i %pi -(1+a) n cdot %PHI(1+a, 1, 1+ {log n}over{log(1+a)}) = 0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{log n} over {log {1+a}}} {( 1+a )^k over k} + log a = 0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row>
                  <mn>1</mn>
                  <mo stretchy="false">+</mo>
                  <mi>a</mi>
                </mrow>
              </mrow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o stretchy="false">−</mo>
          <mi>log</mi>
        </mrow>
      </mrow>
      <mi>a</mi>
    </mrow>
    <annotation encoding="StarMath 5.0">lim from {a rightarrow 0^"+" }{ } sum from k = 1 to {{log n} over {log {1+a}}} {( 1+a )^k over k}  = -log a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=</mo>
        <mrow>
          <mo stretchy="false">−</mo>
          <mi>log</mi>
        </mrow>
      </mrow>
      <mi>a</mi>
    </mrow>
    <annotation encoding="StarMath 5.0">lim from {a rightarrow 0^"+" }{ } sum from k = 1 to {m} {( 1+a )^k over k}  = -log a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underover>
            <mo stretchy="false">∑</mo>
            <mrow>
              <mi>k</mi>
              <mo stretchy="false">=</mo>
              <mn>1</mn>
            </mrow>
            <mfrac>
              <mi>n</mi>
              <mi>a</mi>
            </mfrac>
          </munderover>
          <mfrac>
            <msup>
              <mrow>
                <mo fence="true" stretchy="false">(</mo>
                <mrow>
                  <mrow>
                    <mn>1</mn>
                    <mo stretchy="false">+</mo>
                    <mi>a</mi>
                  </mrow>
                </mrow>
                <mo fence="true" stretchy="false">)</mo>
              </mrow>
              <mi>k</mi>
            </msup>
            <mi>k</mi>
          </mfrac>
        </mrow>
        <mo stretchy="false">+</mo>
        <mi>log</mi>
      </mrow>
      <mrow>
        <mi>a</mi>
        <mo stretchy="false">=</mo>
        <mn>0</mn>
      </mrow>
    </mrow>
    <annotation encoding="StarMath 5.0">lim from {a rightarrow 0^"+" }{ } sum from k = 1 to {n over a} {( 1+a )^k over k} + log a = 0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a</mi>
            <mo stretchy="false">→</mo>
            <msup>
              <mn>0</mn>
              <mtext>+</mtext>
            </msup>
          </mrow>
        </munder>
        <mrow/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frac>
                <mi>n</mi>
                <mi>a</mi>
              </mfrac>
            </munderover>
            <mfrac>
              <msup>
                <mrow>
                  <mo fence="true" stretchy="false">(</mo>
                  <mrow>
                    <mrow>
                      <mn>1</mn>
                      <mo stretchy="false">+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a</mi>
                    </mrow>
                  </mrow>
                  <mo fence="true" stretchy="false">)</mo>
                </mrow>
                <mi>k</mi>
              </msup>
              <mi>k</mi>
            </mfrac>
          </mrow>
        </mrow>
        <mo stretchy="false">=</mo>
        <mn>0</mn>
      </mrow>
    </mrow>
    <annotation encoding="StarMath 5.0">lim from {a rightarrow 0^"+" }{ } sum from k = 1 to {n over a} {( 1+a )^k over k} - sum from k = 1 to infinity {{(1-a)^k} over k} = 0</annotation>
  </semantics>
</math>
</file>

<file path=Object 9/content.xml><?xml version="1.0" encoding="utf-8"?>
<math xmlns="http://www.w3.org/1998/Math/MathML" display="block">
  <semantics>
    <mrow>
      <mrow>
        <mrow>
          <munder>
            <mi>lim</mi>
            <mrow>
              <mi>a</mi>
              <mo stretchy="false">→</mo>
              <msup>
                <mn>0</mn>
                <mtext>+</mtext>
              </msup>
            </mrow>
          </munder>
          <mrow/>
        </mrow>
        <mo stretchy="false">−</mo>
        <mi>i</mi>
      </mrow>
      <mrow>
        <mi mathvariant="normal">π</mi>
        <mo stretchy="false">−</mo>
        <mrow>
          <msup>
            <mrow>
              <mo fence="true" stretchy="false">(</mo>
              <mrow>
                <mrow>
                  <mn>1</mn>
                  <mo stretchy="false">+</mo>
                  <mi>a</mi>
                </mrow>
              </mrow>
              <mo fence="true" stretchy="false">)</mo>
            </mrow>
            <mrow>
              <mn>1</mn>
              <mo stretchy="false">+</mo>
              <mfrac>
                <mi>n</mi>
                <mi>a</mi>
              </mfrac>
            </mrow>
          </msup>
          <mo stretchy="false">⋅</mo>
          <mi mathvariant="normal">Φ</mi>
        </mrow>
      </mrow>
      <mrow>
        <mrow>
          <mo fence="true" stretchy="false">(</mo>
          <mrow>
            <mrow>
              <mrow>
                <mn>1</mn>
                <mo stretchy="false">+</mo>
                <mi>a</mi>
              </mrow>
              <mi>,</mi>
              <mn>1,</mn>
              <mrow>
                <mn>1</mn>
                <mo stretchy="false">+</mo>
                <mfrac>
                  <mi>n</mi>
                  <mi>a</mi>
                </mfrac>
              </mrow>
            </mrow>
          </mrow>
          <mo fence="true" stretchy="false">)</mo>
        </mrow>
        <mo stretchy="false">=</mo>
        <mn>0</mn>
      </mrow>
    </mrow>
    <annotation encoding="StarMath 5.0">lim from {a rightarrow 0^"+" }{ } -i %pi -(1+a)^{1+ n over a} cdot %PHI(1+a, 1, 1+n over a) = 0</annotation>
  </semantics>
</math>
</file>